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ActionOutputException.setActionOutputName( String actionOutpu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ActionOutputException.IllegalActionOutputException( String forwardName , String actionName , FlowController flowController , String actionOutpu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llegalActionOutputException.getActionOutpu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ActionOutput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llegalActionOutputException.getForwar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ActionOutput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ActionOutputException.setForwardName( String forwar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ActionOutput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